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arial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 style:join-border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Text_20_body">
      <style:paragraph-properties fo:text-align="justify" style:justify-single-word="false"/>
      <style:text-properties style:font-name="DejaVu Sans Mono" fo:font-size="10pt" fo:language="en" fo:country="US" style:font-size-asian="10pt" style:font-size-complex="10pt"/>
    </style:style>
    <style:style style:name="P4" style:family="paragraph" style:parent-style-name="Text_20_body">
      <style:paragraph-properties fo:text-align="justify" style:justify-single-word="false"/>
      <style:text-properties fo:language="en" fo:country="US"/>
    </style:style>
    <style:style style:name="P5" style:family="paragraph" style:parent-style-name="Text_20_body">
      <style:paragraph-properties fo:text-align="justify" style:justify-single-word="false"/>
      <style:text-properties fo:language="en" fo:country="US" fo:font-weight="normal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variant="normal" fo:text-transform="none" fo:color="#000000" style:font-name="Nimbus Sans L" fo:font-size="12pt" fo:letter-spacing="normal" fo:language="en" fo:country="US" fo:font-style="normal" fo:font-weight="normal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2pt" fo:letter-spacing="normal" fo:language="en" fo:country="US" fo:font-style="normal" fo:font-weight="normal" style:font-size-asian="12pt" style:font-size-complex="12pt"/>
    </style:style>
    <style:style style:name="P8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P9" style:family="paragraph" style:parent-style-name="Heading_20_1">
      <style:paragraph-properties fo:text-align="justify" style:justify-single-word="false"/>
      <style:text-properties fo:language="en" fo:country="US"/>
    </style:style>
    <style:style style:name="P10" style:family="paragraph" style:parent-style-name="Heading_20_3">
      <style:paragraph-properties fo:text-align="justify" style:justify-single-word="false"/>
      <style:text-properties fo:language="en" fo:country="US"/>
    </style:style>
    <style:style style:name="P11" style:family="paragraph" style:parent-style-name="Heading_20_3">
      <style:paragraph-properties fo:text-align="justify" style:justify-single-word="false"/>
      <style:text-properties fo:font-variant="normal" fo:text-transform="none" fo:color="#000000" style:font-name="Nimbus Sans L" fo:font-size="14pt" fo:letter-spacing="normal" fo:language="en" fo:country="US" fo:font-style="normal" fo:font-weight="bold" style:font-size-asian="14pt" style:font-weight-asian="bold" style:font-size-complex="14pt" style:font-weight-complex="bold"/>
    </style:style>
    <style:style style:name="P12" style:family="paragraph" style:parent-style-name="Heading_20_3">
      <style:paragraph-properties fo:text-align="justify" style:justify-single-word="false"/>
    </style:style>
    <style:style style:name="T1" style:family="text">
      <style:text-properties style:font-name="DejaVu Sans Mono" fo:font-size="10pt" style:font-size-asian="10pt" style:font-size-complex="10pt"/>
    </style:style>
    <style:style style:name="T2" style:family="text">
      <style:text-properties style:font-name="Nimbus Sans L" fo:font-size="14pt" fo:language="en" fo:country="US" style:font-size-asian="14pt" style:font-size-complex="14pt"/>
    </style:style>
    <style:style style:name="T3" style:family="text">
      <style:text-properties fo:font-variant="normal" fo:text-transform="none" fo:color="#000000" style:font-name="Arial" fo:font-size="12pt" fo:letter-spacing="normal" fo:font-style="normal" style:font-size-asian="12pt" style:font-size-complex="12pt"/>
    </style:style>
    <style:style style:name="T4" style:family="text">
      <style:text-properties style:font-name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SEP #81 : Extend test_run to export in a xUnit format</text:h>
      <text:p text:style-name="P1"/>
      <text:p text:style-name="P2"/>
      <text:p text:style-name="P2">Version: 1.0</text:p>
      <text:p text:style-name="P2">Author: Sylvestre Ledru</text:p>
      <text:p text:style-name="P2">Scilab-Version: 5.4.0</text:p>
      <text:p text:style-name="P2">Created: 11/07/2012</text:p>
      <text:p text:style-name="P1"/>
      <text:p text:style-name="P2"/>
      <text:h text:style-name="P10" text:outline-level="3">Abstract</text:h>
      <text:p text:style-name="P7">This SEP details the introduction of a fourth argument for test_run.</text:p>
      <text:h text:style-name="P10" text:outline-level="3">Rationale</text:h>
      <text:p text:style-name="P8">Continuous integration systems are becoming more and more popular. Among the most famous software in this domain, Jenkins (formerly called Hudson) has now become the reference.</text:p>
      <text:p text:style-name="P8">As part of the quality effort on Scilab, Scilab Enterprises has setup an instance of Jenkins available:</text:p>
      <text:p text:style-name="P5"><text:a xlink:type="simple" xlink:href="http://build.scilab.org/"><text:span text:style-name="T3">http://build.scilab.org/</text:span></text:a></text:p>
      <text:p text:style-name="P8">In this context, it is important that the Scilab test suite could be integrated in Jenkins in order to let Jenkins managing new test failing, the amount of tests, etc.</text:p>
      <text:p text:style-name="P8">This SEP proposes to introduce a fourth argument to the <text:span text:style-name="T4">test_run</text:span> function. This string argument, it would define the path to an XML file containing the result of the execution.</text:p>
      <text:p text:style-name="P8">The selected format is called xUnit. Already normalized, it is used by Junit, PHPUnit, and many other. </text:p>
      <text:p text:style-name="P8">This will allow a simple integration of Scilab results into third party applications.</text:p>
      <text:h text:style-name="P11" text:outline-level="3">Syntax</text:h>
      <text:p text:style-name="P6"><text:s text:c="6"/><text:span text:style-name="T4">status = test_run(module,test_name,options, XMLFile)</text:span> </text:p>
      <text:h text:style-name="P12" text:outline-level="3"><text:span text:style-name="Teletype"><text:span text:style-name="T2">Example Usage</text:span></text:span></text:h>
      <text:p text:style-name="P6"><text:s text:c="6"/><text:span text:style-name="T4">status = test_run(“core”,[],[], TMPDIR+”/results-test-core.xml”) </text:span></text:p>
      <text:h text:style-name="P10" text:outline-level="3">Changelog</text:h>
      <text:p text:style-name="P4"><text:tab/><text:span text:style-name="T1">1.0 – Initial revision</text:span></text:p>
      <text:p text:style-name="P3"/>
      <text:h text:style-name="P10" text:outline-level="3">Copyright</text:h>
      <text:p text:style-name="P2">This document has been placed under the license CeCILL-B.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arial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Pierre MARECHAL</meta:initial-creator>
    <meta:creation-date>2008-07-09T13:39:08</meta:creation-date>
    <dc:date>2012-07-12T12:15:54</dc:date>
    <meta:editing-cycles>18</meta:editing-cycles>
    <meta:editing-duration>P1DT9H24M45S</meta:editing-duration>
    <dc:creator>Vincent COUVERT</dc:creator>
    <meta:document-statistic meta:table-count="0" meta:image-count="0" meta:object-count="0" meta:page-count="1" meta:paragraph-count="23" meta:word-count="193" meta:character-count="1295" meta:non-whitespace-character-count="1108"/>
    <meta:user-defined meta:name="Info 1"/>
    <meta:user-defined meta:name="Info 2"/>
    <meta:user-defined meta:name="Info 3"/>
    <meta:user-defined meta:name="Info 4"/>
  </office:meta>
</office:document-meta>
</file>